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9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8.522cm" svg:height="21.498cm" svg:x="8.808cm" svg:y="0.226cm">
            <draw:object draw:notify-on-update-of-ranges="Sheet1.A201:Sheet1.A240 Sheet1.B201:Sheet1.B201 Sheet1.C201:Sheet1.C240 Sheet1.A1:Sheet1.A40 Sheet1.B1:Sheet1.B1 Sheet1.C1:Sheet1.C40 Sheet1.A41:Sheet1.A80 Sheet1.B41:Sheet1.B41 Sheet1.C41:Sheet1.C80 Sheet1.A161:Sheet1.A200 Sheet1.B161:Sheet1.B161 Sheet1.C161:Sheet1.C2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.02cm" svg:height="23.002cm" svg:x="8.911cm" svg:y="22.062cm">
            <draw:object draw:notify-on-update-of-ranges="Sheet1.B201:Sheet1.B201 Sheet1.D201:Sheet1.D236 Sheet1.A201:Sheet1.A240 Sheet1.E201:Sheet1.E236 Sheet1.E201:Sheet1.E236 Sheet1.B25:Sheet1.B25 Sheet1.D1:Sheet1.D36 Sheet1.A1:Sheet1.A40 Sheet1.E1:Sheet1.E36 Sheet1.E1:Sheet1.E36 Sheet1.B161:Sheet1.B161 Sheet1.D161:Sheet1.D196 Sheet1.A161:Sheet1.A200 Sheet1.E161:Sheet1.E196 Sheet1.E161:Sheet1.E19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68" calcext:value-type="float">
            <text:p>0.068</text:p>
          </table:table-cell>
          <table:table-cell table:formula="of:=AVERAGE([.C1:.C5])" office:value-type="float" office:value="0.0618" calcext:value-type="float">
            <text:p>0.0618</text:p>
          </table:table-cell>
          <table:table-cell table:formula="of:=STDEV([.C1:.C40])" office:value-type="float" office:value="0.465733716700643" calcext:value-type="float">
            <text:p>0.465733716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61" calcext:value-type="float">
            <text:p>0.061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61" calcext:value-type="float">
            <text:p>0.061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59" calcext:value-type="float">
            <text:p>0.059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7" calcext:value-type="float">
            <text:p>0.147</text:p>
          </table:table-cell>
          <table:table-cell table:formula="of:=AVERAGE([.C6:.C10])" office:value-type="float" office:value="0.1444" calcext:value-type="float">
            <text:p>0.1444</text:p>
          </table:table-cell>
          <table:table-cell table:formula="of:=STDEV([.C1:.C40])" office:value-type="float" office:value="0.465733716700643" calcext:value-type="float">
            <text:p>0.4657337167</text:p>
          </table:table-cell>
          <table:table-cell table:number-columns-repeated="1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4" calcext:value-type="float">
            <text:p>0.144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3" calcext:value-type="float">
            <text:p>0.14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3" calcext:value-type="float">
            <text:p>0.14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5" calcext:value-type="float">
            <text:p>0.145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table:formula="of:=AVERAGE([.C11:.C15])" office:value-type="float" office:value="0.2718" calcext:value-type="float">
            <text:p>0.2718</text:p>
          </table:table-cell>
          <table:table-cell table:formula="of:=STDEV([.C1:.C40])" office:value-type="float" office:value="0.465733716700643" calcext:value-type="float">
            <text:p>0.4657337167</text:p>
          </table:table-cell>
          <table:table-cell table:number-columns-repeated="1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76" calcext:value-type="float">
            <text:p>0.276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73" calcext:value-type="float">
            <text:p>0.27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69" calcext:value-type="float">
            <text:p>0.269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71" calcext:value-type="float">
            <text:p>0.271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43" calcext:value-type="float">
            <text:p>0.443</text:p>
          </table:table-cell>
          <table:table-cell table:formula="of:=AVERAGE([.C16:.C20])" office:value-type="float" office:value="0.4562" calcext:value-type="float">
            <text:p>0.4562</text:p>
          </table:table-cell>
          <table:table-cell table:formula="of:=STDEV([.C1:.C40])" office:value-type="float" office:value="0.465733716700643" calcext:value-type="float">
            <text:p>0.4657337167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5" calcext:value-type="float">
            <text:p>0.45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57" calcext:value-type="float">
            <text:p>0.457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61" calcext:value-type="float">
            <text:p>0.461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7" calcext:value-type="float">
            <text:p>0.67</text:p>
          </table:table-cell>
          <table:table-cell table:formula="of:=AVERAGE([.C21:.C25])" office:value-type="float" office:value="0.671" calcext:value-type="float">
            <text:p>0.671</text:p>
          </table:table-cell>
          <table:table-cell table:formula="of:=STDEV([.C1:.C40])" office:value-type="float" office:value="0.465733716700643" calcext:value-type="float">
            <text:p>0.4657337167</text:p>
          </table:table-cell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72" calcext:value-type="float">
            <text:p>0.672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72" calcext:value-type="float">
            <text:p>0.672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73" calcext:value-type="float">
            <text:p>0.673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68" calcext:value-type="float">
            <text:p>0.668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76" calcext:value-type="float">
            <text:p>0.876</text:p>
          </table:table-cell>
          <table:table-cell table:formula="of:=AVERAGE([.C26:.C30])" office:value-type="float" office:value="0.8706" calcext:value-type="float">
            <text:p>0.8706</text:p>
          </table:table-cell>
          <table:table-cell table:formula="of:=STDEV([.C1:.C40])" office:value-type="float" office:value="0.465733716700643" calcext:value-type="float">
            <text:p>0.4657337167</text:p>
          </table:table-cell>
          <table:table-cell table:number-columns-repeated="1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59" calcext:value-type="float">
            <text:p>0.859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85" calcext:value-type="float">
            <text:p>0.885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.8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63" calcext:value-type="float">
            <text:p>0.863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56" calcext:value-type="float">
            <text:p>1.156</text:p>
          </table:table-cell>
          <table:table-cell table:formula="of:=AVERAGE([.C31:.C35])" office:value-type="float" office:value="1.1552" calcext:value-type="float">
            <text:p>1.1552</text:p>
          </table:table-cell>
          <table:table-cell table:formula="of:=STDEV([.C1:.C40])" office:value-type="float" office:value="0.465733716700643" calcext:value-type="float">
            <text:p>0.4657337167</text:p>
          </table:table-cell>
          <table:table-cell table:number-columns-repeated="1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49" calcext:value-type="float">
            <text:p>1.149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56" calcext:value-type="float">
            <text:p>1.15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47" calcext:value-type="float">
            <text:p>1.147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68" calcext:value-type="float">
            <text:p>1.16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46" calcext:value-type="float">
            <text:p>1.446</text:p>
          </table:table-cell>
          <table:table-cell table:formula="of:=AVERAGE([.C36:.C40])" office:value-type="float" office:value="1.4294" calcext:value-type="float">
            <text:p>1.4294</text:p>
          </table:table-cell>
          <table:table-cell table:formula="of:=STDEV([.C1:.C40])" office:value-type="float" office:value="0.465733716700643" calcext:value-type="float">
            <text:p>0.4657337167</text:p>
          </table:table-cell>
          <table:table-cell table:number-columns-repeated="1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25" calcext:value-type="float">
            <text:p>1.425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26" calcext:value-type="float">
            <text:p>1.42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26" calcext:value-type="float">
            <text:p>1.42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24" calcext:value-type="float">
            <text:p>1.424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7" calcext:value-type="float">
            <text:p>0.047</text:p>
          </table:table-cell>
          <table:table-cell table:formula="of:=AVERAGE([.C41:.C45])" office:value-type="float" office:value="0.0464" calcext:value-type="float">
            <text:p>0.0464</text:p>
          </table:table-cell>
          <table:table-cell table:formula="of:=STDEV([.C41:.C80])" office:value-type="float" office:value="0.1432499697946" calcext:value-type="float">
            <text:p>0.143249969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7" calcext:value-type="float">
            <text:p>0.047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091" calcext:value-type="float">
            <text:p>0.091</text:p>
          </table:table-cell>
          <table:table-cell table:formula="of:=AVERAGE([.C46:.C50])" office:value-type="float" office:value="0.096" calcext:value-type="float">
            <text:p>0.096</text:p>
          </table:table-cell>
          <table:table-cell table:formula="of:=STDEV([.C41:.C80])" office:value-type="float" office:value="0.1432499697946" calcext:value-type="float">
            <text:p>0.1432499698</text:p>
          </table:table-cell>
          <table:table-cell table:number-columns-repeated="1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103" calcext:value-type="float">
            <text:p>0.10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099" calcext:value-type="float">
            <text:p>0.099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092" calcext:value-type="float">
            <text:p>0.092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095" calcext:value-type="float">
            <text:p>0.095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45" calcext:value-type="float">
            <text:p>0.145</text:p>
          </table:table-cell>
          <table:table-cell table:formula="of:=AVERAGE([.C51:.C55])" office:value-type="float" office:value="0.1458" calcext:value-type="float">
            <text:p>0.1458</text:p>
          </table:table-cell>
          <table:table-cell table:formula="of:=STDEV([.C41:.C80])" office:value-type="float" office:value="0.1432499697946" calcext:value-type="float">
            <text:p>0.1432499698</text:p>
          </table:table-cell>
          <table:table-cell table:number-columns-repeated="1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47" calcext:value-type="float">
            <text:p>0.14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51" calcext:value-type="float">
            <text:p>0.151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43" calcext:value-type="float">
            <text:p>0.14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43" calcext:value-type="float">
            <text:p>0.143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202" calcext:value-type="float">
            <text:p>0.202</text:p>
          </table:table-cell>
          <table:table-cell table:formula="of:=AVERAGE([.C56:.C60])" office:value-type="float" office:value="0.2018" calcext:value-type="float">
            <text:p>0.2018</text:p>
          </table:table-cell>
          <table:table-cell table:formula="of:=STDEV([.C41:.C80])" office:value-type="float" office:value="0.1432499697946" calcext:value-type="float">
            <text:p>0.1432499698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201" calcext:value-type="float">
            <text:p>0.201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204" calcext:value-type="float">
            <text:p>0.204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203" calcext:value-type="float">
            <text:p>0.203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199" calcext:value-type="float">
            <text:p>0.199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57" calcext:value-type="float">
            <text:p>0.257</text:p>
          </table:table-cell>
          <table:table-cell table:formula="of:=AVERAGE([.C61:.C65])" office:value-type="float" office:value="0.2578" calcext:value-type="float">
            <text:p>0.2578</text:p>
          </table:table-cell>
          <table:table-cell table:formula="of:=STDEV([.C41:.C80])" office:value-type="float" office:value="0.1432499697946" calcext:value-type="float">
            <text:p>0.1432499698</text:p>
          </table:table-cell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57" calcext:value-type="float">
            <text:p>0.25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58" calcext:value-type="float">
            <text:p>0.258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57" calcext:value-type="float">
            <text:p>0.25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6" calcext:value-type="float">
            <text:p>0.26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56" calcext:value-type="float">
            <text:p>0.356</text:p>
          </table:table-cell>
          <table:table-cell table:formula="of:=AVERAGE([.C66:.C70])" office:value-type="float" office:value="0.3316" calcext:value-type="float">
            <text:p>0.3316</text:p>
          </table:table-cell>
          <table:table-cell table:formula="of:=STDEV([.C41:.C80])" office:value-type="float" office:value="0.1432499697946" calcext:value-type="float">
            <text:p>0.1432499698</text:p>
          </table:table-cell>
          <table:table-cell table:number-columns-repeated="1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35" calcext:value-type="float">
            <text:p>0.335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21" calcext:value-type="float">
            <text:p>0.321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27" calcext:value-type="float">
            <text:p>0.32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19" calcext:value-type="float">
            <text:p>0.319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389" calcext:value-type="float">
            <text:p>0.389</text:p>
          </table:table-cell>
          <table:table-cell table:formula="of:=AVERAGE([.C71:.C75])" office:value-type="float" office:value="0.3954" calcext:value-type="float">
            <text:p>0.3954</text:p>
          </table:table-cell>
          <table:table-cell table:formula="of:=STDEV([.C41:.C80])" office:value-type="float" office:value="0.1432499697946" calcext:value-type="float">
            <text:p>0.1432499698</text:p>
          </table:table-cell>
          <table:table-cell table:number-columns-repeated="1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6" calcext:value-type="float">
            <text:p>0.39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402" calcext:value-type="float">
            <text:p>0.402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7" calcext:value-type="float">
            <text:p>0.397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3" calcext:value-type="float">
            <text:p>0.393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74" calcext:value-type="float">
            <text:p>0.474</text:p>
          </table:table-cell>
          <table:table-cell table:formula="of:=AVERAGE([.C76:.C80])" office:value-type="float" office:value="0.482" calcext:value-type="float">
            <text:p>0.482</text:p>
          </table:table-cell>
          <table:table-cell table:formula="of:=STDEV([.C41:.C80])" office:value-type="float" office:value="0.1432499697946" calcext:value-type="float">
            <text:p>0.1432499698</text:p>
          </table:table-cell>
          <table:table-cell table:number-columns-repeated="1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84" calcext:value-type="float">
            <text:p>0.484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88" calcext:value-type="float">
            <text:p>0.48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78" calcext:value-type="float">
            <text:p>0.47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86" calcext:value-type="float">
            <text:p>0.48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6" calcext:value-type="float">
            <text:p>0.056</text:p>
          </table:table-cell>
          <table:table-cell table:formula="of:=AVERAGE([.C81:.C85])" office:value-type="float" office:value="0.0488" calcext:value-type="float">
            <text:p>0.0488</text:p>
          </table:table-cell>
          <table:table-cell table:formula="of:=STDEV([.C81:.C120])" office:value-type="float" office:value="0.113036750887851" calcext:value-type="float">
            <text:p>0.1130367509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7" calcext:value-type="float">
            <text:p>0.087</text:p>
          </table:table-cell>
          <table:table-cell table:formula="of:=AVERAGE([.C86:.C90])" office:value-type="float" office:value="0.087" calcext:value-type="float">
            <text:p>0.087</text:p>
          </table:table-cell>
          <table:table-cell table:formula="of:=STDEV([.C81:.C120])" office:value-type="float" office:value="0.113036750887851" calcext:value-type="float">
            <text:p>0.1130367509</text:p>
          </table:table-cell>
          <table:table-cell table:number-columns-repeated="1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8" calcext:value-type="float">
            <text:p>0.088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7" calcext:value-type="float">
            <text:p>0.087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6" calcext:value-type="float">
            <text:p>0.08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7" calcext:value-type="float">
            <text:p>0.08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35" calcext:value-type="float">
            <text:p>0.135</text:p>
          </table:table-cell>
          <table:table-cell table:formula="of:=AVERAGE([.C91:.C95])" office:value-type="float" office:value="0.136" calcext:value-type="float">
            <text:p>0.136</text:p>
          </table:table-cell>
          <table:table-cell table:formula="of:=STDEV([.C81:.C120])" office:value-type="float" office:value="0.113036750887851" calcext:value-type="float">
            <text:p>0.1130367509</text:p>
          </table:table-cell>
          <table:table-cell table:number-columns-repeated="1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35" calcext:value-type="float">
            <text:p>0.135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36" calcext:value-type="float">
            <text:p>0.136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33" calcext:value-type="float">
            <text:p>0.13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41" calcext:value-type="float">
            <text:p>0.141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5" calcext:value-type="float">
            <text:p>0.185</text:p>
          </table:table-cell>
          <table:table-cell table:formula="of:=AVERAGE([.C96:.C100])" office:value-type="float" office:value="0.1848" calcext:value-type="float">
            <text:p>0.1848</text:p>
          </table:table-cell>
          <table:table-cell table:formula="of:=STDEV([.C81:.C120])" office:value-type="float" office:value="0.113036750887851" calcext:value-type="float">
            <text:p>0.1130367509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7" calcext:value-type="float">
            <text:p>0.187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2" calcext:value-type="float">
            <text:p>0.182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3" calcext:value-type="float">
            <text:p>0.183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7" calcext:value-type="float">
            <text:p>0.18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26" calcext:value-type="float">
            <text:p>0.226</text:p>
          </table:table-cell>
          <table:table-cell table:formula="of:=AVERAGE([.C101:.C105])" office:value-type="float" office:value="0.2314" calcext:value-type="float">
            <text:p>0.2314</text:p>
          </table:table-cell>
          <table:table-cell table:formula="of:=STDEV([.C81:.C120])" office:value-type="float" office:value="0.113036750887851" calcext:value-type="float">
            <text:p>0.1130367509</text:p>
          </table:table-cell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3" calcext:value-type="float">
            <text:p>0.23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36" calcext:value-type="float">
            <text:p>0.236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35" calcext:value-type="float">
            <text:p>0.235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3" calcext:value-type="float">
            <text:p>0.23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77" calcext:value-type="float">
            <text:p>0.277</text:p>
          </table:table-cell>
          <table:table-cell table:formula="of:=AVERAGE([.C106:.C110])" office:value-type="float" office:value="0.2804" calcext:value-type="float">
            <text:p>0.2804</text:p>
          </table:table-cell>
          <table:table-cell table:formula="of:=STDEV([.C81:.C120])" office:value-type="float" office:value="0.113036750887851" calcext:value-type="float">
            <text:p>0.1130367509</text:p>
          </table:table-cell>
          <table:table-cell table:number-columns-repeated="1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95" calcext:value-type="float">
            <text:p>0.295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77" calcext:value-type="float">
            <text:p>0.27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78" calcext:value-type="float">
            <text:p>0.278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75" calcext:value-type="float">
            <text:p>0.275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25" calcext:value-type="float">
            <text:p>0.325</text:p>
          </table:table-cell>
          <table:table-cell table:formula="of:=AVERAGE([.C111:.C115])" office:value-type="float" office:value="0.3284" calcext:value-type="float">
            <text:p>0.3284</text:p>
          </table:table-cell>
          <table:table-cell table:formula="of:=STDEV([.C81:.C120])" office:value-type="float" office:value="0.113036750887851" calcext:value-type="float">
            <text:p>0.1130367509</text:p>
          </table:table-cell>
          <table:table-cell table:number-columns-repeated="1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26" calcext:value-type="float">
            <text:p>0.32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33" calcext:value-type="float">
            <text:p>0.333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4" calcext:value-type="float">
            <text:p>0.394</text:p>
          </table:table-cell>
          <table:table-cell table:formula="of:=AVERAGE([.C116:.C120])" office:value-type="float" office:value="0.3914" calcext:value-type="float">
            <text:p>0.3914</text:p>
          </table:table-cell>
          <table:table-cell table:formula="of:=STDEV([.C81:.C120])" office:value-type="float" office:value="0.113036750887851" calcext:value-type="float">
            <text:p>0.1130367509</text:p>
          </table:table-cell>
          <table:table-cell table:number-columns-repeated="1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4" calcext:value-type="float">
            <text:p>0.394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88" calcext:value-type="float">
            <text:p>0.38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89" calcext:value-type="float">
            <text:p>0.389</text:p>
          </table:table-cell>
          <table:table-cell table:number-columns-repeated="15"/>
        </table:table-row>
        <table:table-row table:style-name="ro1" table:number-rows-repeated="40">
          <table:table-cell table:number-columns-repeated="18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38" calcext:value-type="float">
            <text:p>0.038</text:p>
          </table:table-cell>
          <table:table-cell table:formula="of:=AVERAGE([.C161:.C165])" office:value-type="float" office:value="0.0398" calcext:value-type="float">
            <text:p>0.0398</text:p>
          </table:table-cell>
          <table:table-cell table:formula="of:=STDEV([.C161:.C200])" office:value-type="float" office:value="0.0978408407987438" calcext:value-type="float">
            <text:p>0.097840840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37" calcext:value-type="float">
            <text:p>0.03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36" calcext:value-type="float">
            <text:p>0.036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4" calcext:value-type="float">
            <text:p>0.074</text:p>
          </table:table-cell>
          <table:table-cell table:formula="of:=AVERAGE([.C166:.C170])" office:value-type="float" office:value="0.0752" calcext:value-type="float">
            <text:p>0.0752</text:p>
          </table:table-cell>
          <table:table-cell table:formula="of:=STDEV([.C161:.C200])" office:value-type="float" office:value="0.0978408407987438" calcext:value-type="float">
            <text:p>0.0978408408</text:p>
          </table:table-cell>
          <table:table-cell table:number-columns-repeated="1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3" calcext:value-type="float">
            <text:p>0.08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" calcext:value-type="float">
            <text:p>0.117</text:p>
          </table:table-cell>
          <table:table-cell table:formula="of:=AVERAGE([.C171:.C175])" office:value-type="float" office:value="0.1176" calcext:value-type="float">
            <text:p>0.1176</text:p>
          </table:table-cell>
          <table:table-cell table:formula="of:=STDEV([.C161:.C200])" office:value-type="float" office:value="0.0978408407987438" calcext:value-type="float">
            <text:p>0.0978408408</text:p>
          </table:table-cell>
          <table:table-cell table:number-columns-repeated="1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" calcext:value-type="float">
            <text:p>0.11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2" calcext:value-type="float">
            <text:p>0.122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" calcext:value-type="float">
            <text:p>0.11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5" calcext:value-type="float">
            <text:p>0.115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2" calcext:value-type="float">
            <text:p>0.162</text:p>
          </table:table-cell>
          <table:table-cell table:formula="of:=AVERAGE([.C176:.C180])" office:value-type="float" office:value="0.162" calcext:value-type="float">
            <text:p>0.162</text:p>
          </table:table-cell>
          <table:table-cell table:formula="of:=STDEV([.C161:.C200])" office:value-type="float" office:value="0.0978408407987438" calcext:value-type="float">
            <text:p>0.0978408408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9" calcext:value-type="float">
            <text:p>0.159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8" calcext:value-type="float">
            <text:p>0.168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" calcext:value-type="float">
            <text:p>0.16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1" calcext:value-type="float">
            <text:p>0.161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6" calcext:value-type="float">
            <text:p>0.196</text:p>
          </table:table-cell>
          <table:table-cell table:formula="of:=AVERAGE([.C181:.C185])" office:value-type="float" office:value="0.1986" calcext:value-type="float">
            <text:p>0.1986</text:p>
          </table:table-cell>
          <table:table-cell table:formula="of:=STDEV([.C161:.C200])" office:value-type="float" office:value="0.0978408407987438" calcext:value-type="float">
            <text:p>0.0978408408</text:p>
          </table:table-cell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1" calcext:value-type="float">
            <text:p>0.201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6" calcext:value-type="float">
            <text:p>0.196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3" calcext:value-type="float">
            <text:p>0.203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7" calcext:value-type="float">
            <text:p>0.19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47" calcext:value-type="float">
            <text:p>0.247</text:p>
          </table:table-cell>
          <table:table-cell table:formula="of:=AVERAGE([.C186:.C190])" office:value-type="float" office:value="0.2518" calcext:value-type="float">
            <text:p>0.2518</text:p>
          </table:table-cell>
          <table:table-cell table:formula="of:=STDEV([.C161:.C200])" office:value-type="float" office:value="0.0978408407987438" calcext:value-type="float">
            <text:p>0.0978408408</text:p>
          </table:table-cell>
          <table:table-cell table:number-columns-repeated="1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1" calcext:value-type="float">
            <text:p>0.251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1" calcext:value-type="float">
            <text:p>0.251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6" calcext:value-type="float">
            <text:p>0.26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" calcext:value-type="float">
            <text:p>0.25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6" calcext:value-type="float">
            <text:p>0.286</text:p>
          </table:table-cell>
          <table:table-cell table:formula="of:=AVERAGE([.C191:.C195])" office:value-type="float" office:value="0.287" calcext:value-type="float">
            <text:p>0.287</text:p>
          </table:table-cell>
          <table:table-cell table:formula="of:=STDEV([.C161:.C200])" office:value-type="float" office:value="0.0978408407987438" calcext:value-type="float">
            <text:p>0.0978408408</text:p>
          </table:table-cell>
          <table:table-cell table:number-columns-repeated="1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4" calcext:value-type="float">
            <text:p>0.294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3" calcext:value-type="float">
            <text:p>0.283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8" calcext:value-type="float">
            <text:p>0.288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4" calcext:value-type="float">
            <text:p>0.284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26" calcext:value-type="float">
            <text:p>0.326</text:p>
          </table:table-cell>
          <table:table-cell table:formula="of:=AVERAGE([.C196:.C200])" office:value-type="float" office:value="0.331" calcext:value-type="float">
            <text:p>0.331</text:p>
          </table:table-cell>
          <table:table-cell table:formula="of:=STDEV([.C161:.C200])" office:value-type="float" office:value="0.0978408407987438" calcext:value-type="float">
            <text:p>0.0978408408</text:p>
          </table:table-cell>
          <table:table-cell table:number-columns-repeated="1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3" calcext:value-type="float">
            <text:p>0.33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31" calcext:value-type="float">
            <text:p>0.331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26" calcext:value-type="float">
            <text:p>0.32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42" calcext:value-type="float">
            <text:p>0.342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603" calcext:value-type="float">
            <text:p>0.603</text:p>
          </table:table-cell>
          <table:table-cell table:formula="of:=AVERAGE([.C201:.C205])" office:value-type="float" office:value="0.6042" calcext:value-type="float">
            <text:p>0.6042</text:p>
          </table:table-cell>
          <table:table-cell table:formula="of:=STDEV([.C201:.C240])" office:value-type="float" office:value="1.57738971962039" calcext:value-type="float">
            <text:p>1.5773897196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597" calcext:value-type="float">
            <text:p>0.597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591" calcext:value-type="float">
            <text:p>0.591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32" calcext:value-type="float">
            <text:p>1.232</text:p>
          </table:table-cell>
          <table:table-cell table:formula="of:=AVERAGE([.C206:.C210])" office:value-type="float" office:value="1.2384" calcext:value-type="float">
            <text:p>1.2384</text:p>
          </table:table-cell>
          <table:table-cell table:formula="of:=STDEV([.C201:.C240])" office:value-type="float" office:value="1.57738971962039" calcext:value-type="float">
            <text:p>1.5773897196</text:p>
          </table:table-cell>
          <table:table-cell table:number-columns-repeated="1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29" calcext:value-type="float">
            <text:p>1.229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54" calcext:value-type="float">
            <text:p>1.254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35" calcext:value-type="float">
            <text:p>1.235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42" calcext:value-type="float">
            <text:p>1.242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804" calcext:value-type="float">
            <text:p>1.804</text:p>
          </table:table-cell>
          <table:table-cell table:formula="of:=AVERAGE([.C211:.C215])" office:value-type="float" office:value="1.7956" calcext:value-type="float">
            <text:p>1.7956</text:p>
          </table:table-cell>
          <table:table-cell table:formula="of:=STDEV([.C201:.C240])" office:value-type="float" office:value="1.57738971962039" calcext:value-type="float">
            <text:p>1.5773897196</text:p>
          </table:table-cell>
          <table:table-cell table:number-columns-repeated="1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803" calcext:value-type="float">
            <text:p>1.80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786" calcext:value-type="float">
            <text:p>1.786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801" calcext:value-type="float">
            <text:p>1.801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784" calcext:value-type="float">
            <text:p>1.784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2.685" calcext:value-type="float">
            <text:p>2.685</text:p>
          </table:table-cell>
          <table:table-cell table:formula="of:=AVERAGE([.C216:.C220])" office:value-type="float" office:value="2.7492" calcext:value-type="float">
            <text:p>2.7492</text:p>
          </table:table-cell>
          <table:table-cell table:formula="of:=STDEV([.C201:.C240])" office:value-type="float" office:value="1.57738971962039" calcext:value-type="float">
            <text:p>1.5773897196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3.021" calcext:value-type="float">
            <text:p>3.021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2.673" calcext:value-type="float">
            <text:p>2.673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2.697" calcext:value-type="float">
            <text:p>2.69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184" calcext:value-type="float">
            <text:p>3.184</text:p>
          </table:table-cell>
          <table:table-cell table:formula="of:=AVERAGE([.C221:.C225])" office:value-type="float" office:value="3.4892" calcext:value-type="float">
            <text:p>3.4892</text:p>
          </table:table-cell>
          <table:table-cell table:formula="of:=STDEV([.C201:.C240])" office:value-type="float" office:value="1.57738971962039" calcext:value-type="float">
            <text:p>1.5773897196</text:p>
          </table:table-cell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374" calcext:value-type="float">
            <text:p>3.374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631" calcext:value-type="float">
            <text:p>3.631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624" calcext:value-type="float">
            <text:p>3.624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633" calcext:value-type="float">
            <text:p>3.633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933" calcext:value-type="float">
            <text:p>3.933</text:p>
          </table:table-cell>
          <table:table-cell table:formula="of:=AVERAGE([.C226:.C230])" office:value-type="float" office:value="3.7892" calcext:value-type="float">
            <text:p>3.7892</text:p>
          </table:table-cell>
          <table:table-cell table:formula="of:=STDEV([.C201:.C240])" office:value-type="float" office:value="1.57738971962039" calcext:value-type="float">
            <text:p>1.5773897196</text:p>
          </table:table-cell>
          <table:table-cell table:number-columns-repeated="1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758" calcext:value-type="float">
            <text:p>3.758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762" calcext:value-type="float">
            <text:p>3.762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739" calcext:value-type="float">
            <text:p>3.739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754" calcext:value-type="float">
            <text:p>3.754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328" calcext:value-type="float">
            <text:p>4.328</text:p>
          </table:table-cell>
          <table:table-cell table:formula="of:=AVERAGE([.C231:.C235])" office:value-type="float" office:value="4.4868" calcext:value-type="float">
            <text:p>4.4868</text:p>
          </table:table-cell>
          <table:table-cell table:formula="of:=STDEV([.C201:.C240])" office:value-type="float" office:value="1.57738971962039" calcext:value-type="float">
            <text:p>1.5773897196</text:p>
          </table:table-cell>
          <table:table-cell table:number-columns-repeated="1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324" calcext:value-type="float">
            <text:p>4.324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296" calcext:value-type="float">
            <text:p>4.29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886" calcext:value-type="float">
            <text:p>4.88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5.159" calcext:value-type="float">
            <text:p>5.159</text:p>
          </table:table-cell>
          <table:table-cell table:formula="of:=AVERAGE([.C236:.C240])" office:value-type="float" office:value="5.4048" calcext:value-type="float">
            <text:p>5.4048</text:p>
          </table:table-cell>
          <table:table-cell table:formula="of:=STDEV([.C201:.C240])" office:value-type="float" office:value="1.57738971962039" calcext:value-type="float">
            <text:p>1.5773897196</text:p>
          </table:table-cell>
          <table:table-cell table:number-columns-repeated="1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5.717" calcext:value-type="float">
            <text:p>5.717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4.968" calcext:value-type="float">
            <text:p>4.96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5.33" calcext:value-type="float">
            <text:p>5.33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5.85" calcext:value-type="float">
            <text:p>5.85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C20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-00-00</text:date>, <text:time style:data-style-name="N2" text:time-value="15:23:38.036397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16:14:06.201463234</dc:date>
    <meta:generator>LibreOffice/4.2.8.2$Linux_X86_64 LibreOffice_project/420m0$Build-2</meta:generator>
    <meta:editing-duration>PT1H2M54S</meta:editing-duration>
    <meta:editing-cycles>4</meta:editing-cycles>
    <meta:document-statistic meta:table-count="1" meta:cell-count="6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523cm" svg:height="21.499cm" xlink:href=".." xlink:type="simple" chart:class="chart:scatter" chart:style-name="ch1">
        <chart:title svg:x="17.449cm" svg:y="0.565cm" chart:style-name="ch2">
          <text:p>Apriori retail data</text:p>
        </chart:title>
        <chart:legend chart:legend-position="end" svg:x="36.71cm" svg:y="9.579cm" style:legend-expansion="high" chart:style-name="ch3"/>
        <chart:plot-area chart:style-name="ch4" table:cell-range-address="Sheet1.A201:Sheet1.A240 Sheet1.B201:Sheet1.B201 Sheet1.C161:Sheet1.C240 Sheet1.B1:Sheet1.B1 Sheet1.C1:Sheet1.C80 Sheet1.B41:Sheet1.B41 Sheet1.B161:Sheet1.B161" chart:data-source-has-labels="row" svg:x="1.8cm" svg:y="1.799cm" svg:width="34.14cm" svg:height="18.271cm">
          <chartooo:coordinate-region svg:x="2.263cm" svg:y="2.03cm" svg:width="33.146cm" svg:height="17.331cm"/>
          <chart:axis chart:dimension="x" chart:name="primary-x" chart:style-name="ch5">
            <chart:title svg:x="18.213cm" svg:y="20.5cm" chart:style-name="ch6">
              <text:p>Baskets</text:p>
            </chart:title>
          </chart:axis>
          <chart:axis chart:dimension="y" chart:name="primary-y" chart:style-name="ch5">
            <chart:title svg:x="0.451cm" svg:y="12.1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201:Sheet1.C240" chart:label-cell-address="Sheet1.B201:Sheet1.B201" chart:class="chart:scatter">
            <chart:domain table:cell-range-address="Sheet1.A201:Sheet1.A240"/>
            <chart:data-point chart:repeated="40"/>
          </chart:series>
          <chart:series chart:style-name="ch10" chart:values-cell-range-address="Sheet1.C1:Sheet1.C40" chart:label-cell-address="Sheet1.B1:Sheet1.B1" chart:class="chart:scatter">
            <chart:domain table:cell-range-address="Sheet1.A1:Sheet1.A40"/>
            <chart:data-point chart:repeated="40"/>
          </chart:series>
          <chart:series chart:style-name="ch11" chart:values-cell-range-address="Sheet1.C41:Sheet1.C80" chart:label-cell-address="Sheet1.B41:Sheet1.B41" chart:class="chart:scatter">
            <chart:domain table:cell-range-address="Sheet1.A41:Sheet1.A80"/>
            <chart:data-point chart:repeated="40"/>
          </chart:series>
          <chart:series chart:style-name="ch12" chart:values-cell-range-address="Sheet1.C161:Sheet1.C200" chart:label-cell-address="Sheet1.B161:Sheet1.B161" chart:class="chart:scatter">
            <chart:domain table:cell-range-address="Sheet1.A161:Sheet1.A200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1.B201:Sheet1.B20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</text:p>
                <draw:g>
                  <svg:desc>Sheet1.B41:Sheet1.B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1.B161:Sheet1.B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01:Sheet1.A240</svg:desc>
                </draw:g>
              </table:table-cell>
              <table:table-cell office:value-type="float" office:value="0.603">
                <text:p>0.603</text:p>
                <draw:g>
                  <svg:desc>Sheet1.C201:Sheet1.C240</svg:desc>
                </draw:g>
              </table:table-cell>
              <table:table-cell office:value-type="float" office:value="10000">
                <text:p>10000</text:p>
                <draw:g>
                  <svg:desc>Sheet1.A1:Sheet1.A40</svg:desc>
                </draw:g>
              </table:table-cell>
              <table:table-cell office:value-type="float" office:value="0.068">
                <text:p>0.068</text:p>
                <draw:g>
                  <svg:desc>Sheet1.C1:Sheet1.C40</svg:desc>
                </draw:g>
              </table:table-cell>
              <table:table-cell office:value-type="float" office:value="10000">
                <text:p>10000</text:p>
                <draw:g>
                  <svg:desc>Sheet1.A41:Sheet1.A80</svg:desc>
                </draw:g>
              </table:table-cell>
              <table:table-cell office:value-type="float" office:value="0.047">
                <text:p>0.047</text:p>
                <draw:g>
                  <svg:desc>Sheet1.C41:Sheet1.C80</svg:desc>
                </draw:g>
              </table:table-cell>
              <table:table-cell office:value-type="float" office:value="10000">
                <text:p>10000</text:p>
                <draw:g>
                  <svg:desc>Sheet1.A161:Sheet1.A200</svg:desc>
                </draw:g>
              </table:table-cell>
              <table:table-cell office:value-type="float" office:value="0.038">
                <text:p>0.038</text:p>
                <draw:g>
                  <svg:desc>Sheet1.C161:Sheet1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597">
                <text:p>0.597</text:p>
              </table:table-cell>
              <table:table-cell office:value-type="float" office:value="10000">
                <text:p>10000</text:p>
              </table:table-cell>
              <table:table-cell office:value-type="float" office:value="0.061">
                <text:p>0.061</text:p>
              </table:table-cell>
              <table:table-cell office:value-type="float" office:value="10000">
                <text:p>10000</text:p>
              </table:table-cell>
              <table:table-cell office:value-type="float" office:value="0.047">
                <text:p>0.047</text:p>
              </table:table-cell>
              <table:table-cell office:value-type="float" office:value="10000">
                <text:p>1000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63">
                <text:p>0.63</text:p>
              </table:table-cell>
              <table:table-cell office:value-type="float" office:value="10000">
                <text:p>10000</text:p>
              </table:table-cell>
              <table:table-cell office:value-type="float" office:value="0.061">
                <text:p>0.061</text:p>
              </table:table-cell>
              <table:table-cell office:value-type="float" office:value="10000">
                <text:p>10000</text:p>
              </table:table-cell>
              <table:table-cell office:value-type="float" office:value="0.046">
                <text:p>0.046</text:p>
              </table:table-cell>
              <table:table-cell office:value-type="float" office:value="10000">
                <text:p>1000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6">
                <text:p>0.6</text:p>
              </table:table-cell>
              <table:table-cell office:value-type="float" office:value="10000">
                <text:p>10000</text:p>
              </table:table-cell>
              <table:table-cell office:value-type="float" office:value="0.06">
                <text:p>0.06</text:p>
              </table:table-cell>
              <table:table-cell office:value-type="float" office:value="10000">
                <text:p>10000</text:p>
              </table:table-cell>
              <table:table-cell office:value-type="float" office:value="0.046">
                <text:p>0.046</text:p>
              </table:table-cell>
              <table:table-cell office:value-type="float" office:value="10000">
                <text:p>100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591">
                <text:p>0.591</text:p>
              </table:table-cell>
              <table:table-cell office:value-type="float" office:value="10000">
                <text:p>10000</text:p>
              </table:table-cell>
              <table:table-cell office:value-type="float" office:value="0.059">
                <text:p>0.059</text:p>
              </table:table-cell>
              <table:table-cell office:value-type="float" office:value="10000">
                <text:p>10000</text:p>
              </table:table-cell>
              <table:table-cell office:value-type="float" office:value="0.046">
                <text:p>0.046</text:p>
              </table:table-cell>
              <table:table-cell office:value-type="float" office:value="10000">
                <text:p>1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1.232">
                <text:p>1.232</text:p>
              </table:table-cell>
              <table:table-cell office:value-type="float" office:value="20000">
                <text:p>20000</text:p>
              </table:table-cell>
              <table:table-cell office:value-type="float" office:value="0.147">
                <text:p>0.147</text:p>
              </table:table-cell>
              <table:table-cell office:value-type="float" office:value="20000">
                <text:p>20000</text:p>
              </table:table-cell>
              <table:table-cell office:value-type="float" office:value="0.091">
                <text:p>0.091</text:p>
              </table:table-cell>
              <table:table-cell office:value-type="float" office:value="20000">
                <text:p>20000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.229">
                <text:p>1.229</text:p>
              </table:table-cell>
              <table:table-cell office:value-type="float" office:value="20000">
                <text:p>20000</text:p>
              </table:table-cell>
              <table:table-cell office:value-type="float" office:value="0.144">
                <text:p>0.144</text:p>
              </table:table-cell>
              <table:table-cell office:value-type="float" office:value="20000">
                <text:p>20000</text:p>
              </table:table-cell>
              <table:table-cell office:value-type="float" office:value="0.103">
                <text:p>0.103</text:p>
              </table:table-cell>
              <table:table-cell office:value-type="float" office:value="20000">
                <text:p>20000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254">
                <text:p>1.254</text:p>
              </table:table-cell>
              <table:table-cell office:value-type="float" office:value="20000">
                <text:p>20000</text:p>
              </table:table-cell>
              <table:table-cell office:value-type="float" office:value="0.143">
                <text:p>0.143</text:p>
              </table:table-cell>
              <table:table-cell office:value-type="float" office:value="20000">
                <text:p>20000</text:p>
              </table:table-cell>
              <table:table-cell office:value-type="float" office:value="0.099">
                <text:p>0.099</text:p>
              </table:table-cell>
              <table:table-cell office:value-type="float" office:value="20000">
                <text:p>20000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1.235">
                <text:p>1.235</text:p>
              </table:table-cell>
              <table:table-cell office:value-type="float" office:value="20000">
                <text:p>20000</text:p>
              </table:table-cell>
              <table:table-cell office:value-type="float" office:value="0.143">
                <text:p>0.143</text:p>
              </table:table-cell>
              <table:table-cell office:value-type="float" office:value="20000">
                <text:p>20000</text:p>
              </table:table-cell>
              <table:table-cell office:value-type="float" office:value="0.092">
                <text:p>0.092</text:p>
              </table:table-cell>
              <table:table-cell office:value-type="float" office:value="20000">
                <text:p>20000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.242">
                <text:p>1.242</text:p>
              </table:table-cell>
              <table:table-cell office:value-type="float" office:value="20000">
                <text:p>20000</text:p>
              </table:table-cell>
              <table:table-cell office:value-type="float" office:value="0.145">
                <text:p>0.145</text:p>
              </table:table-cell>
              <table:table-cell office:value-type="float" office:value="20000">
                <text:p>20000</text:p>
              </table:table-cell>
              <table:table-cell office:value-type="float" office:value="0.095">
                <text:p>0.095</text:p>
              </table:table-cell>
              <table:table-cell office:value-type="float" office:value="20000">
                <text:p>20000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1.804">
                <text:p>1.804</text:p>
              </table:table-cell>
              <table:table-cell office:value-type="float" office:value="30000">
                <text:p>30000</text:p>
              </table:table-cell>
              <table:table-cell office:value-type="float" office:value="0.27">
                <text:p>0.27</text:p>
              </table:table-cell>
              <table:table-cell office:value-type="float" office:value="30000">
                <text:p>30000</text:p>
              </table:table-cell>
              <table:table-cell office:value-type="float" office:value="0.145">
                <text:p>0.145</text:p>
              </table:table-cell>
              <table:table-cell office:value-type="float" office:value="30000">
                <text:p>3000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.803">
                <text:p>1.803</text:p>
              </table:table-cell>
              <table:table-cell office:value-type="float" office:value="30000">
                <text:p>30000</text:p>
              </table:table-cell>
              <table:table-cell office:value-type="float" office:value="0.276">
                <text:p>0.276</text:p>
              </table:table-cell>
              <table:table-cell office:value-type="float" office:value="30000">
                <text:p>30000</text:p>
              </table:table-cell>
              <table:table-cell office:value-type="float" office:value="0.147">
                <text:p>0.147</text:p>
              </table:table-cell>
              <table:table-cell office:value-type="float" office:value="30000">
                <text:p>3000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1.786">
                <text:p>1.786</text:p>
              </table:table-cell>
              <table:table-cell office:value-type="float" office:value="30000">
                <text:p>30000</text:p>
              </table:table-cell>
              <table:table-cell office:value-type="float" office:value="0.273">
                <text:p>0.273</text:p>
              </table:table-cell>
              <table:table-cell office:value-type="float" office:value="30000">
                <text:p>30000</text:p>
              </table:table-cell>
              <table:table-cell office:value-type="float" office:value="0.151">
                <text:p>0.151</text:p>
              </table:table-cell>
              <table:table-cell office:value-type="float" office:value="30000">
                <text:p>3000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1.801">
                <text:p>1.801</text:p>
              </table:table-cell>
              <table:table-cell office:value-type="float" office:value="30000">
                <text:p>30000</text:p>
              </table:table-cell>
              <table:table-cell office:value-type="float" office:value="0.269">
                <text:p>0.269</text:p>
              </table:table-cell>
              <table:table-cell office:value-type="float" office:value="30000">
                <text:p>30000</text:p>
              </table:table-cell>
              <table:table-cell office:value-type="float" office:value="0.143">
                <text:p>0.143</text:p>
              </table:table-cell>
              <table:table-cell office:value-type="float" office:value="30000">
                <text:p>3000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1.784">
                <text:p>1.784</text:p>
              </table:table-cell>
              <table:table-cell office:value-type="float" office:value="30000">
                <text:p>30000</text:p>
              </table:table-cell>
              <table:table-cell office:value-type="float" office:value="0.271">
                <text:p>0.271</text:p>
              </table:table-cell>
              <table:table-cell office:value-type="float" office:value="30000">
                <text:p>30000</text:p>
              </table:table-cell>
              <table:table-cell office:value-type="float" office:value="0.143">
                <text:p>0.143</text:p>
              </table:table-cell>
              <table:table-cell office:value-type="float" office:value="30000">
                <text:p>3000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2.685">
                <text:p>2.685</text:p>
              </table:table-cell>
              <table:table-cell office:value-type="float" office:value="40000">
                <text:p>40000</text:p>
              </table:table-cell>
              <table:table-cell office:value-type="float" office:value="0.443">
                <text:p>0.443</text:p>
              </table:table-cell>
              <table:table-cell office:value-type="float" office:value="40000">
                <text:p>40000</text:p>
              </table:table-cell>
              <table:table-cell office:value-type="float" office:value="0.202">
                <text:p>0.202</text:p>
              </table:table-cell>
              <table:table-cell office:value-type="float" office:value="40000">
                <text:p>4000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3.021">
                <text:p>3.021</text:p>
              </table:table-cell>
              <table:table-cell office:value-type="float" office:value="40000">
                <text:p>40000</text:p>
              </table:table-cell>
              <table:table-cell office:value-type="float" office:value="0.47">
                <text:p>0.47</text:p>
              </table:table-cell>
              <table:table-cell office:value-type="float" office:value="40000">
                <text:p>40000</text:p>
              </table:table-cell>
              <table:table-cell office:value-type="float" office:value="0.201">
                <text:p>0.201</text:p>
              </table:table-cell>
              <table:table-cell office:value-type="float" office:value="40000">
                <text:p>4000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2.67">
                <text:p>2.67</text:p>
              </table:table-cell>
              <table:table-cell office:value-type="float" office:value="40000">
                <text:p>40000</text:p>
              </table:table-cell>
              <table:table-cell office:value-type="float" office:value="0.45">
                <text:p>0.45</text:p>
              </table:table-cell>
              <table:table-cell office:value-type="float" office:value="40000">
                <text:p>40000</text:p>
              </table:table-cell>
              <table:table-cell office:value-type="float" office:value="0.204">
                <text:p>0.204</text:p>
              </table:table-cell>
              <table:table-cell office:value-type="float" office:value="40000">
                <text:p>400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2.673">
                <text:p>2.673</text:p>
              </table:table-cell>
              <table:table-cell office:value-type="float" office:value="40000">
                <text:p>40000</text:p>
              </table:table-cell>
              <table:table-cell office:value-type="float" office:value="0.457">
                <text:p>0.457</text:p>
              </table:table-cell>
              <table:table-cell office:value-type="float" office:value="40000">
                <text:p>40000</text:p>
              </table:table-cell>
              <table:table-cell office:value-type="float" office:value="0.203">
                <text:p>0.203</text:p>
              </table:table-cell>
              <table:table-cell office:value-type="float" office:value="40000">
                <text:p>40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2.697">
                <text:p>2.697</text:p>
              </table:table-cell>
              <table:table-cell office:value-type="float" office:value="40000">
                <text:p>40000</text:p>
              </table:table-cell>
              <table:table-cell office:value-type="float" office:value="0.461">
                <text:p>0.461</text:p>
              </table:table-cell>
              <table:table-cell office:value-type="float" office:value="40000">
                <text:p>40000</text:p>
              </table:table-cell>
              <table:table-cell office:value-type="float" office:value="0.199">
                <text:p>0.199</text:p>
              </table:table-cell>
              <table:table-cell office:value-type="float" office:value="40000">
                <text:p>4000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3.184">
                <text:p>3.184</text:p>
              </table:table-cell>
              <table:table-cell office:value-type="float" office:value="50000">
                <text:p>50000</text:p>
              </table:table-cell>
              <table:table-cell office:value-type="float" office:value="0.67">
                <text:p>0.67</text:p>
              </table:table-cell>
              <table:table-cell office:value-type="float" office:value="50000">
                <text:p>50000</text:p>
              </table:table-cell>
              <table:table-cell office:value-type="float" office:value="0.257">
                <text:p>0.257</text:p>
              </table:table-cell>
              <table:table-cell office:value-type="float" office:value="50000">
                <text:p>5000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0">
                <text:p>50000</text:p>
              </table:table-cell>
              <table:table-cell office:value-type="float" office:value="3.374">
                <text:p>3.374</text:p>
              </table:table-cell>
              <table:table-cell office:value-type="float" office:value="50000">
                <text:p>50000</text:p>
              </table:table-cell>
              <table:table-cell office:value-type="float" office:value="0.672">
                <text:p>0.672</text:p>
              </table:table-cell>
              <table:table-cell office:value-type="float" office:value="50000">
                <text:p>50000</text:p>
              </table:table-cell>
              <table:table-cell office:value-type="float" office:value="0.257">
                <text:p>0.257</text:p>
              </table:table-cell>
              <table:table-cell office:value-type="float" office:value="50000">
                <text:p>50000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3.631">
                <text:p>3.631</text:p>
              </table:table-cell>
              <table:table-cell office:value-type="float" office:value="50000">
                <text:p>50000</text:p>
              </table:table-cell>
              <table:table-cell office:value-type="float" office:value="0.672">
                <text:p>0.672</text:p>
              </table:table-cell>
              <table:table-cell office:value-type="float" office:value="50000">
                <text:p>50000</text:p>
              </table:table-cell>
              <table:table-cell office:value-type="float" office:value="0.258">
                <text:p>0.258</text:p>
              </table:table-cell>
              <table:table-cell office:value-type="float" office:value="50000">
                <text:p>5000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3.624">
                <text:p>3.624</text:p>
              </table:table-cell>
              <table:table-cell office:value-type="float" office:value="50000">
                <text:p>50000</text:p>
              </table:table-cell>
              <table:table-cell office:value-type="float" office:value="0.673">
                <text:p>0.673</text:p>
              </table:table-cell>
              <table:table-cell office:value-type="float" office:value="50000">
                <text:p>50000</text:p>
              </table:table-cell>
              <table:table-cell office:value-type="float" office:value="0.257">
                <text:p>0.257</text:p>
              </table:table-cell>
              <table:table-cell office:value-type="float" office:value="50000">
                <text:p>50000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3.633">
                <text:p>3.633</text:p>
              </table:table-cell>
              <table:table-cell office:value-type="float" office:value="50000">
                <text:p>50000</text:p>
              </table:table-cell>
              <table:table-cell office:value-type="float" office:value="0.668">
                <text:p>0.668</text:p>
              </table:table-cell>
              <table:table-cell office:value-type="float" office:value="50000">
                <text:p>50000</text:p>
              </table:table-cell>
              <table:table-cell office:value-type="float" office:value="0.26">
                <text:p>0.26</text:p>
              </table:table-cell>
              <table:table-cell office:value-type="float" office:value="50000">
                <text:p>50000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0">
                <text:p>60000</text:p>
              </table:table-cell>
              <table:table-cell office:value-type="float" office:value="3.933">
                <text:p>3.933</text:p>
              </table:table-cell>
              <table:table-cell office:value-type="float" office:value="60000">
                <text:p>60000</text:p>
              </table:table-cell>
              <table:table-cell office:value-type="float" office:value="0.876">
                <text:p>0.876</text:p>
              </table:table-cell>
              <table:table-cell office:value-type="float" office:value="60000">
                <text:p>60000</text:p>
              </table:table-cell>
              <table:table-cell office:value-type="float" office:value="0.356">
                <text:p>0.356</text:p>
              </table:table-cell>
              <table:table-cell office:value-type="float" office:value="60000">
                <text:p>6000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0">
                <text:p>60000</text:p>
              </table:table-cell>
              <table:table-cell office:value-type="float" office:value="3.758">
                <text:p>3.758</text:p>
              </table:table-cell>
              <table:table-cell office:value-type="float" office:value="60000">
                <text:p>60000</text:p>
              </table:table-cell>
              <table:table-cell office:value-type="float" office:value="0.859">
                <text:p>0.859</text:p>
              </table:table-cell>
              <table:table-cell office:value-type="float" office:value="60000">
                <text:p>60000</text:p>
              </table:table-cell>
              <table:table-cell office:value-type="float" office:value="0.335">
                <text:p>0.335</text:p>
              </table:table-cell>
              <table:table-cell office:value-type="float" office:value="60000">
                <text:p>6000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">
                <text:p>60000</text:p>
              </table:table-cell>
              <table:table-cell office:value-type="float" office:value="3.762">
                <text:p>3.762</text:p>
              </table:table-cell>
              <table:table-cell office:value-type="float" office:value="60000">
                <text:p>60000</text:p>
              </table:table-cell>
              <table:table-cell office:value-type="float" office:value="0.885">
                <text:p>0.885</text:p>
              </table:table-cell>
              <table:table-cell office:value-type="float" office:value="60000">
                <text:p>60000</text:p>
              </table:table-cell>
              <table:table-cell office:value-type="float" office:value="0.321">
                <text:p>0.321</text:p>
              </table:table-cell>
              <table:table-cell office:value-type="float" office:value="60000">
                <text:p>6000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0">
                <text:p>60000</text:p>
              </table:table-cell>
              <table:table-cell office:value-type="float" office:value="3.739">
                <text:p>3.739</text:p>
              </table:table-cell>
              <table:table-cell office:value-type="float" office:value="60000">
                <text:p>60000</text:p>
              </table:table-cell>
              <table:table-cell office:value-type="float" office:value="0.87">
                <text:p>0.87</text:p>
              </table:table-cell>
              <table:table-cell office:value-type="float" office:value="60000">
                <text:p>60000</text:p>
              </table:table-cell>
              <table:table-cell office:value-type="float" office:value="0.327">
                <text:p>0.327</text:p>
              </table:table-cell>
              <table:table-cell office:value-type="float" office:value="60000">
                <text:p>60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3.754">
                <text:p>3.754</text:p>
              </table:table-cell>
              <table:table-cell office:value-type="float" office:value="60000">
                <text:p>60000</text:p>
              </table:table-cell>
              <table:table-cell office:value-type="float" office:value="0.863">
                <text:p>0.863</text:p>
              </table:table-cell>
              <table:table-cell office:value-type="float" office:value="60000">
                <text:p>60000</text:p>
              </table:table-cell>
              <table:table-cell office:value-type="float" office:value="0.319">
                <text:p>0.319</text:p>
              </table:table-cell>
              <table:table-cell office:value-type="float" office:value="60000">
                <text:p>6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4.328">
                <text:p>4.328</text:p>
              </table:table-cell>
              <table:table-cell office:value-type="float" office:value="70000">
                <text:p>70000</text:p>
              </table:table-cell>
              <table:table-cell office:value-type="float" office:value="1.156">
                <text:p>1.156</text:p>
              </table:table-cell>
              <table:table-cell office:value-type="float" office:value="70000">
                <text:p>70000</text:p>
              </table:table-cell>
              <table:table-cell office:value-type="float" office:value="0.389">
                <text:p>0.389</text:p>
              </table:table-cell>
              <table:table-cell office:value-type="float" office:value="70000">
                <text:p>7000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00">
                <text:p>70000</text:p>
              </table:table-cell>
              <table:table-cell office:value-type="float" office:value="4.324">
                <text:p>4.324</text:p>
              </table:table-cell>
              <table:table-cell office:value-type="float" office:value="70000">
                <text:p>70000</text:p>
              </table:table-cell>
              <table:table-cell office:value-type="float" office:value="1.149">
                <text:p>1.149</text:p>
              </table:table-cell>
              <table:table-cell office:value-type="float" office:value="70000">
                <text:p>70000</text:p>
              </table:table-cell>
              <table:table-cell office:value-type="float" office:value="0.396">
                <text:p>0.396</text:p>
              </table:table-cell>
              <table:table-cell office:value-type="float" office:value="70000">
                <text:p>70000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4.6">
                <text:p>4.6</text:p>
              </table:table-cell>
              <table:table-cell office:value-type="float" office:value="70000">
                <text:p>70000</text:p>
              </table:table-cell>
              <table:table-cell office:value-type="float" office:value="1.156">
                <text:p>1.156</text:p>
              </table:table-cell>
              <table:table-cell office:value-type="float" office:value="70000">
                <text:p>70000</text:p>
              </table:table-cell>
              <table:table-cell office:value-type="float" office:value="0.402">
                <text:p>0.402</text:p>
              </table:table-cell>
              <table:table-cell office:value-type="float" office:value="70000">
                <text:p>7000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">
                <text:p>70000</text:p>
              </table:table-cell>
              <table:table-cell office:value-type="float" office:value="4.296">
                <text:p>4.296</text:p>
              </table:table-cell>
              <table:table-cell office:value-type="float" office:value="70000">
                <text:p>70000</text:p>
              </table:table-cell>
              <table:table-cell office:value-type="float" office:value="1.147">
                <text:p>1.147</text:p>
              </table:table-cell>
              <table:table-cell office:value-type="float" office:value="70000">
                <text:p>70000</text:p>
              </table:table-cell>
              <table:table-cell office:value-type="float" office:value="0.397">
                <text:p>0.397</text:p>
              </table:table-cell>
              <table:table-cell office:value-type="float" office:value="70000">
                <text:p>700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4.886">
                <text:p>4.886</text:p>
              </table:table-cell>
              <table:table-cell office:value-type="float" office:value="70000">
                <text:p>70000</text:p>
              </table:table-cell>
              <table:table-cell office:value-type="float" office:value="1.168">
                <text:p>1.168</text:p>
              </table:table-cell>
              <table:table-cell office:value-type="float" office:value="70000">
                <text:p>70000</text:p>
              </table:table-cell>
              <table:table-cell office:value-type="float" office:value="0.393">
                <text:p>0.393</text:p>
              </table:table-cell>
              <table:table-cell office:value-type="float" office:value="70000">
                <text:p>7000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00">
                <text:p>80000</text:p>
              </table:table-cell>
              <table:table-cell office:value-type="float" office:value="5.159">
                <text:p>5.159</text:p>
              </table:table-cell>
              <table:table-cell office:value-type="float" office:value="80000">
                <text:p>80000</text:p>
              </table:table-cell>
              <table:table-cell office:value-type="float" office:value="1.446">
                <text:p>1.446</text:p>
              </table:table-cell>
              <table:table-cell office:value-type="float" office:value="80000">
                <text:p>80000</text:p>
              </table:table-cell>
              <table:table-cell office:value-type="float" office:value="0.474">
                <text:p>0.474</text:p>
              </table:table-cell>
              <table:table-cell office:value-type="float" office:value="80000">
                <text:p>80000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00">
                <text:p>80000</text:p>
              </table:table-cell>
              <table:table-cell office:value-type="float" office:value="5.717">
                <text:p>5.717</text:p>
              </table:table-cell>
              <table:table-cell office:value-type="float" office:value="80000">
                <text:p>80000</text:p>
              </table:table-cell>
              <table:table-cell office:value-type="float" office:value="1.425">
                <text:p>1.425</text:p>
              </table:table-cell>
              <table:table-cell office:value-type="float" office:value="80000">
                <text:p>80000</text:p>
              </table:table-cell>
              <table:table-cell office:value-type="float" office:value="0.484">
                <text:p>0.484</text:p>
              </table:table-cell>
              <table:table-cell office:value-type="float" office:value="80000">
                <text:p>80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">
                <text:p>80000</text:p>
              </table:table-cell>
              <table:table-cell office:value-type="float" office:value="4.968">
                <text:p>4.968</text:p>
              </table:table-cell>
              <table:table-cell office:value-type="float" office:value="80000">
                <text:p>80000</text:p>
              </table:table-cell>
              <table:table-cell office:value-type="float" office:value="1.426">
                <text:p>1.426</text:p>
              </table:table-cell>
              <table:table-cell office:value-type="float" office:value="80000">
                <text:p>80000</text:p>
              </table:table-cell>
              <table:table-cell office:value-type="float" office:value="0.488">
                <text:p>0.488</text:p>
              </table:table-cell>
              <table:table-cell office:value-type="float" office:value="80000">
                <text:p>80000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0">
                <text:p>80000</text:p>
              </table:table-cell>
              <table:table-cell office:value-type="float" office:value="5.33">
                <text:p>5.33</text:p>
              </table:table-cell>
              <table:table-cell office:value-type="float" office:value="80000">
                <text:p>80000</text:p>
              </table:table-cell>
              <table:table-cell office:value-type="float" office:value="1.426">
                <text:p>1.426</text:p>
              </table:table-cell>
              <table:table-cell office:value-type="float" office:value="80000">
                <text:p>80000</text:p>
              </table:table-cell>
              <table:table-cell office:value-type="float" office:value="0.478">
                <text:p>0.478</text:p>
              </table:table-cell>
              <table:table-cell office:value-type="float" office:value="80000">
                <text:p>80000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5.85">
                <text:p>5.85</text:p>
              </table:table-cell>
              <table:table-cell office:value-type="float" office:value="80000">
                <text:p>80000</text:p>
              </table:table-cell>
              <table:table-cell office:value-type="float" office:value="1.424">
                <text:p>1.424</text:p>
              </table:table-cell>
              <table:table-cell office:value-type="float" office:value="80000">
                <text:p>80000</text:p>
              </table:table-cell>
              <table:table-cell office:value-type="float" office:value="0.486">
                <text:p>0.486</text:p>
              </table:table-cell>
              <table:table-cell office:value-type="float" office:value="80000">
                <text:p>80000</text:p>
              </table:table-cell>
              <table:table-cell office:value-type="float" office:value="0.342">
                <text:p>0.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heet1.E201:Sheet1.E236" chart:error-lower-range="Sheet1.E201:Sheet1.E236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201:Sheet1.E236" chart:error-lower-range="Sheet1.E201:Sheet1.E236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1:Sheet1.E36" chart:error-lower-range="Sheet1.E1:Sheet1.E36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:Sheet1.E36" chart:error-lower-range="Sheet1.E1:Sheet1.E36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heet1.E161:Sheet1.E196" chart:error-lower-range="Sheet1.E161:Sheet1.E196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E161:Sheet1.E196" chart:error-lower-range="Sheet1.E161:Sheet1.E196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21cm" svg:height="23.003cm" xlink:href=".." xlink:type="simple" chart:class="chart:scatter" chart:style-name="ch1">
        <chart:title svg:x="16.198cm" svg:y="0.596cm" chart:style-name="ch2">
          <text:p>Apriori retail data</text:p>
        </chart:title>
        <chart:legend chart:legend-position="end" svg:x="33.619cm" svg:y="10.611cm" style:legend-expansion="high" chart:style-name="ch3"/>
        <chart:plot-area chart:style-name="ch4" table:cell-range-address="Sheet1.A201:Sheet1.A240 Sheet1.B201:Sheet1.B201 Sheet1.D201:Sheet1.D236 Sheet1.B25:Sheet1.B25 Sheet1.D1:Sheet1.D36 Sheet1.B161:Sheet1.B161 Sheet1.D161:Sheet1.D196" chart:data-source-has-labels="row" svg:x="1.75cm" svg:y="1.861cm" svg:width="31.149cm" svg:height="19.682cm">
          <chartooo:coordinate-region svg:x="2.213cm" svg:y="2.091cm" svg:width="30.156cm" svg:height="18.743cm"/>
          <chart:axis chart:dimension="x" chart:name="primary-x" chart:style-name="ch5">
            <chart:title svg:x="16.667cm" svg:y="22.004cm" chart:style-name="ch6">
              <text:p>Baskets</text:p>
            </chart:title>
          </chart:axis>
          <chart:axis chart:dimension="y" chart:name="primary-y" chart:style-name="ch5">
            <chart:title svg:x="0.451cm" svg:y="12.888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D201:Sheet1.D236" chart:label-cell-address="Sheet1.B201:Sheet1.B201" chart:class="chart:scatter">
            <chart:domain table:cell-range-address="Sheet1.A201:Sheet1.A240"/>
            <chart:error-indicator chart:style-name="ch10" chart:dimension="y"/>
            <chart:data-point chart:repeated="40"/>
          </chart:series>
          <chart:series chart:style-name="ch11" chart:values-cell-range-address="Sheet1.D1:Sheet1.D36" chart:label-cell-address="Sheet1.B25:Sheet1.B25" chart:class="chart:scatter">
            <chart:domain table:cell-range-address="Sheet1.A1:Sheet1.A40"/>
            <chart:error-indicator chart:style-name="ch12" chart:dimension="y"/>
            <chart:data-point chart:repeated="40"/>
          </chart:series>
          <chart:series chart:style-name="ch13" chart:values-cell-range-address="Sheet1.D161:Sheet1.D196" chart:label-cell-address="Sheet1.B161:Sheet1.B161" chart:class="chart:scatter">
            <chart:domain table:cell-range-address="Sheet1.A161:Sheet1.A200"/>
            <chart:error-indicator chart:style-name="ch14" chart:dimension="y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1.B201:Sheet1.B20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25:Sheet1.B2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1.B161:Sheet1.B16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01:Sheet1.A240</svg:desc>
                </draw:g>
              </table:table-cell>
              <table:table-cell office:value-type="float" office:value="0.6042">
                <text:p>0.6042</text:p>
                <draw:g>
                  <svg:desc>Sheet1.D201:Sheet1.D236</svg:desc>
                </draw:g>
              </table:table-cell>
              <table:table-cell office:value-type="float" office:value="1.57738971962039">
                <text:p>1.57738971962039</text:p>
                <draw:g>
                  <svg:desc>Sheet1.E201:Sheet1.E236</svg:desc>
                </draw:g>
              </table:table-cell>
              <table:table-cell office:value-type="float" office:value="1.57738971962039">
                <text:p>1.57738971962039</text:p>
                <draw:g>
                  <svg:desc>Sheet1.E201:Sheet1.E236</svg:desc>
                </draw:g>
              </table:table-cell>
              <table:table-cell office:value-type="float" office:value="10000">
                <text:p>10000</text:p>
                <draw:g>
                  <svg:desc>Sheet1.A1:Sheet1.A40</svg:desc>
                </draw:g>
              </table:table-cell>
              <table:table-cell office:value-type="float" office:value="0.0618">
                <text:p>0.0618</text:p>
                <draw:g>
                  <svg:desc>Sheet1.D1:Sheet1.D36</svg:desc>
                </draw:g>
              </table:table-cell>
              <table:table-cell office:value-type="float" office:value="0.465733716700643">
                <text:p>0.465733716700643</text:p>
                <draw:g>
                  <svg:desc>Sheet1.E1:Sheet1.E36</svg:desc>
                </draw:g>
              </table:table-cell>
              <table:table-cell office:value-type="float" office:value="0.465733716700643">
                <text:p>0.465733716700643</text:p>
                <draw:g>
                  <svg:desc>Sheet1.E1:Sheet1.E36</svg:desc>
                </draw:g>
              </table:table-cell>
              <table:table-cell office:value-type="float" office:value="10000">
                <text:p>10000</text:p>
                <draw:g>
                  <svg:desc>Sheet1.A161:Sheet1.A200</svg:desc>
                </draw:g>
              </table:table-cell>
              <table:table-cell office:value-type="float" office:value="0.0398">
                <text:p>0.0398</text:p>
                <draw:g>
                  <svg:desc>Sheet1.D161:Sheet1.D196</svg:desc>
                </draw:g>
              </table:table-cell>
              <table:table-cell office:value-type="float" office:value="0.0978408407987438">
                <text:p>0.0978408407987438</text:p>
                <draw:g>
                  <svg:desc>Sheet1.E161:Sheet1.E196</svg:desc>
                </draw:g>
              </table:table-cell>
              <table:table-cell office:value-type="float" office:value="0.0978408407987438">
                <text:p>0.0978408407987438</text:p>
                <draw:g>
                  <svg:desc>Sheet1.E161:Sheet1.E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1.2384">
                <text:p>1.2384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20000">
                <text:p>20000</text:p>
              </table:table-cell>
              <table:table-cell office:value-type="float" office:value="0.1444">
                <text:p>0.1444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20000">
                <text:p>20000</text:p>
              </table:table-cell>
              <table:table-cell office:value-type="float" office:value="0.0752">
                <text:p>0.0752</text:p>
              </table:table-cell>
              <table:table-cell office:value-type="float" office:value="0.0978408407987438">
                <text:p>0.0978408407987438</text:p>
              </table:table-cell>
              <table:table-cell office:value-type="float" office:value="0.0978408407987438">
                <text:p>0.0978408407987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1.7956">
                <text:p>1.7956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30000">
                <text:p>30000</text:p>
              </table:table-cell>
              <table:table-cell office:value-type="float" office:value="0.2718">
                <text:p>0.2718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30000">
                <text:p>30000</text:p>
              </table:table-cell>
              <table:table-cell office:value-type="float" office:value="0.1176">
                <text:p>0.1176</text:p>
              </table:table-cell>
              <table:table-cell office:value-type="float" office:value="0.0978408407987438">
                <text:p>0.0978408407987438</text:p>
              </table:table-cell>
              <table:table-cell office:value-type="float" office:value="0.0978408407987438">
                <text:p>0.0978408407987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2.7492">
                <text:p>2.7492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40000">
                <text:p>40000</text:p>
              </table:table-cell>
              <table:table-cell office:value-type="float" office:value="0.4562">
                <text:p>0.4562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40000">
                <text:p>40000</text:p>
              </table:table-cell>
              <table:table-cell office:value-type="float" office:value="0.162">
                <text:p>0.162</text:p>
              </table:table-cell>
              <table:table-cell office:value-type="float" office:value="0.0978408407987438">
                <text:p>0.0978408407987438</text:p>
              </table:table-cell>
              <table:table-cell office:value-type="float" office:value="0.0978408407987438">
                <text:p>0.0978408407987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3.4892">
                <text:p>3.4892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50000">
                <text:p>50000</text:p>
              </table:table-cell>
              <table:table-cell office:value-type="float" office:value="0.671">
                <text:p>0.671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50000">
                <text:p>50000</text:p>
              </table:table-cell>
              <table:table-cell office:value-type="float" office:value="0.1986">
                <text:p>0.1986</text:p>
              </table:table-cell>
              <table:table-cell office:value-type="float" office:value="0.0978408407987438">
                <text:p>0.0978408407987438</text:p>
              </table:table-cell>
              <table:table-cell office:value-type="float" office:value="0.0978408407987438">
                <text:p>0.0978408407987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0">
                <text:p>60000</text:p>
              </table:table-cell>
              <table:table-cell office:value-type="float" office:value="3.7892">
                <text:p>3.7892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60000">
                <text:p>60000</text:p>
              </table:table-cell>
              <table:table-cell office:value-type="float" office:value="0.8706">
                <text:p>0.8706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60000">
                <text:p>60000</text:p>
              </table:table-cell>
              <table:table-cell office:value-type="float" office:value="0.2518">
                <text:p>0.2518</text:p>
              </table:table-cell>
              <table:table-cell office:value-type="float" office:value="0.0978408407987438">
                <text:p>0.0978408407987438</text:p>
              </table:table-cell>
              <table:table-cell office:value-type="float" office:value="0.0978408407987438">
                <text:p>0.0978408407987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4.4868">
                <text:p>4.4868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70000">
                <text:p>70000</text:p>
              </table:table-cell>
              <table:table-cell office:value-type="float" office:value="1.1552">
                <text:p>1.1552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70000">
                <text:p>70000</text:p>
              </table:table-cell>
              <table:table-cell office:value-type="float" office:value="0.287">
                <text:p>0.287</text:p>
              </table:table-cell>
              <table:table-cell office:value-type="float" office:value="0.0978408407987438">
                <text:p>0.0978408407987438</text:p>
              </table:table-cell>
              <table:table-cell office:value-type="float" office:value="0.0978408407987438">
                <text:p>0.0978408407987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00">
                <text:p>80000</text:p>
              </table:table-cell>
              <table:table-cell office:value-type="float" office:value="5.4048">
                <text:p>5.4048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1.57738971962039">
                <text:p>1.57738971962039</text:p>
              </table:table-cell>
              <table:table-cell office:value-type="float" office:value="80000">
                <text:p>80000</text:p>
              </table:table-cell>
              <table:table-cell office:value-type="float" office:value="1.4294">
                <text:p>1.4294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0.465733716700643">
                <text:p>0.465733716700643</text:p>
              </table:table-cell>
              <table:table-cell office:value-type="float" office:value="80000">
                <text:p>80000</text:p>
              </table:table-cell>
              <table:table-cell office:value-type="float" office:value="0.331">
                <text:p>0.331</text:p>
              </table:table-cell>
              <table:table-cell office:value-type="float" office:value="0.0978408407987438">
                <text:p>0.0978408407987438</text:p>
              </table:table-cell>
              <table:table-cell office:value-type="float" office:value="0.0978408407987438">
                <text:p>0.0978408407987438</text:p>
              </table:table-cell>
            </table:table-row>
            <table:table-row>
              <table:table-cell office:value-type="string"/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